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Q-updat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style-name="Default" office:value-type="string" calcext:value-type="string">
            <text:p>Train_Acc</text:p>
          </table:table-cell>
          <table:table-cell table:style-name="Default" office:value-type="string" calcext:value-type="string">
            <text:p>Valid_Acc</text:p>
          </table:table-cell>
        </table:table-row>
        <table:table-row table:style-name="ro1">
          <table:table-cell office:value-type="string" calcext:value-type="string">
            <text:p>EQ_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float" office:value="89.683567817807" calcext:value-type="float">
            <text:p>89,6836</text:p>
          </table:table-cell>
          <table:table-cell office:value-type="float" office:value="89.3186232165775" calcext:value-type="float">
            <text:p>89,3186</text:p>
          </table:table-cell>
        </table:table-row>
        <table:table-row table:style-name="ro1">
          <table:table-cell office:value-type="string" calcext:value-type="string">
            <text:p>EQ_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float" office:value="90.7081426047265" calcext:value-type="float">
            <text:p>90,7081</text:p>
          </table:table-cell>
          <table:table-cell office:value-type="float" office:value="90.4019437029914" calcext:value-type="float">
            <text:p>90,4019</text:p>
          </table:table-cell>
        </table:table-row>
        <table:table-row table:style-name="ro1">
          <table:table-cell office:value-type="string" calcext:value-type="string">
            <text:p>EQ_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float" office:value="91.0999039432162" calcext:value-type="float">
            <text:p>91,0999</text:p>
          </table:table-cell>
          <table:table-cell office:value-type="float" office:value="90.8662073907816" calcext:value-type="float">
            <text:p>90,8662</text:p>
          </table:table-cell>
        </table:table-row>
        <table:table-row table:style-name="ro1">
          <table:table-cell office:value-type="string" calcext:value-type="string">
            <text:p>EQ_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float" office:value="8.85726016899072" calcext:value-type="float">
            <text:p>8,8573</text:p>
          </table:table-cell>
          <table:table-cell office:value-type="float" office:value="0.0998712972678259" calcext:value-type="float">
            <text:p>0,0999</text:p>
          </table:table-cell>
        </table:table-row>
        <table:table-row table:style-name="ro1">
          <table:table-cell office:value-type="string" calcext:value-type="string">
            <text:p>EQ_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float" office:value="90.5946353544369" calcext:value-type="float">
            <text:p>90,5946</text:p>
          </table:table-cell>
          <table:table-cell office:value-type="float" office:value="89.8281077102463" calcext:value-type="float">
            <text:p>89,8281</text:p>
          </table:table-cell>
        </table:table-row>
        <table:table-row table:style-name="ro1">
          <table:table-cell office:value-type="string" calcext:value-type="string">
            <text:p>EQ_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</text:p>
          </table:table-cell>
          <table:table-cell office:value-type="float" office:value="91.2115310511451" calcext:value-type="float">
            <text:p>91,2115</text:p>
          </table:table-cell>
          <table:table-cell office:value-type="float" office:value="90.8628281231956" calcext:value-type="float">
            <text:p>90,8628</text:p>
          </table:table-cell>
        </table:table-row>
        <table:table-row table:style-name="ro1">
          <table:table-cell office:value-type="string" calcext:value-type="string">
            <text:p>EQ_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float" office:value="9.10800749878654" calcext:value-type="float">
            <text:p>9,1080</text:p>
          </table:table-cell>
          <table:table-cell office:value-type="float" office:value="0.0999019525480503" calcext:value-type="float">
            <text:p>0,0999</text:p>
          </table:table-cell>
        </table:table-row>
        <table:table-row table:style-name="ro1">
          <table:table-cell office:value-type="string" calcext:value-type="string">
            <text:p>EQ_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float" office:value="88.9882291975659" calcext:value-type="float">
            <text:p>88,9882</text:p>
          </table:table-cell>
          <table:table-cell office:value-type="float" office:value="88.6923499543178" calcext:value-type="float">
            <text:p>88,6923</text:p>
          </table:table-cell>
        </table:table-row>
        <table:table-row table:style-name="ro1">
          <table:table-cell office:value-type="string" calcext:value-type="string">
            <text:p>EQ_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float" office:value="90.6080027767892" calcext:value-type="float">
            <text:p>90,6080</text:p>
          </table:table-cell>
          <table:table-cell office:value-type="float" office:value="89.945173227352" calcext:value-type="float">
            <text:p>89,9452</text:p>
          </table:table-cell>
        </table:table-row>
        <table:table-row table:style-name="ro1">
          <table:table-cell office:value-type="string" calcext:value-type="string">
            <text:p>EQ_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float" office:value="89.8307652974739" calcext:value-type="float">
            <text:p>89,8308</text:p>
          </table:table-cell>
          <table:table-cell office:value-type="float" office:value="89.2259118754254" calcext:value-type="float">
            <text:p>89,2259</text:p>
          </table:table-cell>
        </table:table-row>
        <table:table-row table:style-name="ro1">
          <table:table-cell office:value-type="string" calcext:value-type="string">
            <text:p>EQ_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float" office:value="90.0919632257946" calcext:value-type="float">
            <text:p>90,0920</text:p>
          </table:table-cell>
          <table:table-cell office:value-type="float" office:value="89.3966947798241" calcext:value-type="float">
            <text:p>89,3967</text:p>
          </table:table-cell>
        </table:table-row>
        <table:table-row table:style-name="ro1">
          <table:table-cell office:value-type="string" calcext:value-type="string">
            <text:p>EQ_6</text:p>
          </table:table-cell>
          <table:table-cell table:number-columns-repeated="2" office:value-type="string" calcext:value-type="string">
            <text:p>0.9</text:p>
          </table:table-cell>
          <table:table-cell office:value-type="float" office:value="90.1609276959856" calcext:value-type="float">
            <text:p>90,1609</text:p>
          </table:table-cell>
          <table:table-cell office:value-type="float" office:value="89.7998899556322" calcext:value-type="float">
            <text:p>89,7999</text:p>
          </table:table-cell>
        </table:table-row>
        <table:table-row table:style-name="ro1">
          <table:table-cell office:value-type="string" calcext:value-type="string">
            <text:p>EQ_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0</text:p>
          </table:table-cell>
          <table:table-cell office:value-type="float" office:value="9.10933513473378" calcext:value-type="float">
            <text:p>9,1093</text:p>
          </table:table-cell>
          <table:table-cell office:value-type="float" office:value="0.0999016913300597" calcext:value-type="float">
            <text:p>0,0999</text:p>
          </table:table-cell>
        </table:table-row>
        <table:table-row table:style-name="ro1">
          <table:table-cell office:value-type="string" calcext:value-type="string">
            <text:p>LTH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6.8635895267921" calcext:value-type="float">
            <text:p>96,8636</text:p>
          </table:table-cell>
          <table:table-cell office:value-type="float" office:value="95.9238852758366" calcext:value-type="float">
            <text:p>95,923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2:Sheet1.E1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 style:data-style-name="N2" text:time-value="19:07:22.957182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8:22:21.129055757</meta:creation-date>
    <dc:date>2019-11-15T19:07:42.231369306</dc:date>
    <meta:editing-duration>PT9M59S</meta:editing-duration>
    <meta:editing-cycles>2</meta:editing-cycles>
    <meta:generator>LibreOffice/6.0.7.3$Linux_X86_64 LibreOffice_project/00m0$Build-3</meta:generator>
    <meta:document-statistic meta:table-count="1" meta:cell-count="75" meta:object-count="0"/>
  </office:meta>
</office:document-meta>
</file>